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  <style:font-face style:name="한컴바탕" svg:font-family="한컴바탕"/>
    <style:font-face style:name="바탕체" svg:font-family="바탕체"/>
    <style:font-face style:name="Arial1" svg:font-family="Arial1"/>
    <style:font-face style:name="굴림체" svg:font-family="굴림체"/>
    <style:font-face style:name="굴림" svg:font-family="굴림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1">
      <style:table-cell-properties fo:border="thin solid #000000" style:vertical-align="middle" fo:background-color="#C0C0C0" style:repeat-content="false"/>
      <style:paragraph-properties fo:text-align="center"/>
      <style:text-properties style:font-name="한컴바탕" style:font-name-asian="한컴바탕" style:font-name-complex="한컴바탕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n solid #000000" style:vertical-align="middle" fo:background-color="#C0C0C0" style:repeat-content="false"/>
      <style:paragraph-properties fo:text-align="center"/>
      <style:text-properties style:font-name="한컴바탕" style:font-name-asian="한컴바탕" style:font-name-complex="한컴바탕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style:font-name="한컴바탕" style:font-name-asian="한컴바탕" style:font-name-complex="한컴바탕" fo:font-size="11pt" style:font-size-asian="11pt" style:font-size-complex="11pt"/>
    </style:style>
    <style:style style:name="ce6" style:family="table-cell" style:parent-style-name="Default" style:data-style-name="N1">
      <style:table-cell-properties fo:border="thin solid #000000" style:vertical-align="middle" fo:background-color="#C0C0C0" style:repeat-content="false"/>
      <style:paragraph-properties fo:text-align="center"/>
      <style:text-properties style:font-name="한컴바탕" style:font-name-asian="한컴바탕" style:font-name-complex="한컴바탕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C0C0C0" style:repeat-content="false"/>
      <style:paragraph-properties fo:text-align="center"/>
      <style:text-properties style:font-name="한컴바탕" style:font-name-asian="한컴바탕" style:font-name-complex="한컴바탕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1">
      <style:table-cell-properties fo:border-top="thin solid #000000" fo:border-bottom="thin solid #000000" fo:border-left="none" fo:border-right="none" style:vertical-align="middle" fo:background-color="#C0C0C0" style:repeat-content="false"/>
      <style:paragraph-properties fo:text-align="center"/>
      <style:text-properties style:font-name="한컴바탕" style:font-name-asian="한컴바탕" style:font-name-complex="한컴바탕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style:font-name="한컴바탕" style:font-name-asian="한컴바탕" style:font-name-complex="한컴바탕"/>
    </style:style>
    <style:style style:name="ce10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한컴바탕" style:font-name-asian="한컴바탕" style:font-name-complex="한컴바탕"/>
    </style:style>
    <style:style style:name="ce11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start" fo:margin-left="0cm"/>
      <style:text-properties style:font-name="한컴바탕" style:font-name-asian="한컴바탕" style:font-name-complex="한컴바탕"/>
    </style:style>
    <style:style style:name="ce12" style:family="table-cell" style:parent-style-name="Default" style:data-style-name="N1">
      <style:table-cell-properties fo:border="thin solid #000000" style:vertical-align="middle" style:repeat-content="false"/>
      <style:paragraph-properties fo:text-align="start" fo:margin-left="0cm"/>
      <style:text-properties style:font-name="한컴바탕" style:font-name-asian="한컴바탕" style:font-name-complex="한컴바탕"/>
    </style:style>
    <style:style style:name="ce13" style:family="table-cell" style:parent-style-name="Default" style:data-style-name="N1">
      <style:table-cell-properties fo:border-top="none" fo:border-bottom="none" fo:border-left="thin solid #000000" fo:border-right="none" style:vertical-align="middle" fo:wrap-option="wrap" fo:background-color="#BFBFBF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1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1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/>
    </style:style>
    <style:style style:name="ce18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start" fo:margin-left="0cm"/>
      <style:text-properties style:font-name="굴림" style:font-name-asian="굴림" style:font-name-complex="굴림"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굴림" style:font-name-asian="굴림" style:font-name-complex="굴림" fo:font-size="12pt" style:font-size-asian="12pt" style:font-size-complex="12pt"/>
    </style:style>
    <style:style style:name="ce20" style:family="table-cell" style:parent-style-name="Default" style:data-style-name="N1">
      <style:table-cell-properties fo:border="thin solid #000000" style:vertical-align="middle" style:repeat-content="false"/>
      <style:paragraph-properties fo:text-align="start" fo:margin-left="0cm"/>
      <style:text-properties style:font-name="굴림" style:font-name-asian="굴림" style:font-name-complex="굴림"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/>
    </style:style>
    <style:style style:name="ce23" style:family="table-cell" style:parent-style-name="Default" style:data-style-name="N1">
      <style:table-cell-properties style:vertical-align="middle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/>
    </style:style>
    <style:style style:name="ce24" style:family="table-cell" style:parent-style-name="Default" style:data-style-name="N0">
      <style:table-cell-properties style:vertical-align="automatic"/>
      <style:text-properties style:font-name="굴림" style:font-name-asian="굴림" style:font-name-complex="굴림"/>
    </style:style>
    <style:style style:name="ce25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/>
    </style:style>
    <style:style style:name="ce26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/>
    </style:style>
    <style:style style:name="ce27" style:family="table-cell" style:parent-style-name="Default" style:data-style-name="N1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/>
    </style:style>
    <style:style style:name="ce28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/>
    </style:style>
    <style:style style:name="ce29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/>
    </style:style>
    <style:style style:name="ce30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/>
    </style:style>
    <style:style style:name="ce31" style:family="table-cell" style:parent-style-name="Default" style:data-style-name="N1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/>
    </style:style>
    <style:style style:name="ce32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/>
    </style:style>
    <style:style style:name="ce33" style:family="table-cell" style:parent-style-name="Default" style:data-style-name="N1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wrap-option="wrap" fo:background-color="#BFBFBF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1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/>
    </style:style>
    <style:style style:name="ce38" style:family="table-cell" style:parent-style-name="Default" style:data-style-name="N1">
      <style:table-cell-properties style:vertical-align="middle" fo:background-color="#FFFFFF" style:repeat-content="false"/>
      <style:paragraph-properties fo:text-align="center"/>
      <style:text-properties style:font-name="한컴바탕" style:font-name-asian="한컴바탕" style:font-name-complex="한컴바탕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1">
      <style:table-cell-properties style:vertical-align="middle" fo:background-color="#FFFFFF"/>
      <style:text-properties style:font-name="한컴바탕" style:font-name-asian="한컴바탕" style:font-name-complex="한컴바탕"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automatic" fo:background-color="#FFFFFF"/>
    </style:style>
    <style:style style:name="ce41" style:family="table-cell" style:parent-style-name="Default" style:data-style-name="N1">
      <style:table-cell-properties style:vertical-align="middle" fo:background-color="#FFFFFF" style:repeat-content="false"/>
      <style:paragraph-properties fo:text-align="center"/>
      <style:text-properties style:font-name="한컴바탕" style:font-name-asian="한컴바탕" style:font-name-complex="한컴바탕" fo:font-size="11pt" style:font-size-asian="11pt" style:font-size-complex="11pt" fo:font-weight="bold" style:font-weight-asian="bold" style:font-weight-complex="bold"/>
    </style:style>
    <style:style style:name="ce42" style:family="table-cell" style:parent-style-name="Default" style:data-style-name="N1">
      <style:table-cell-properties style:vertical-align="middle" fo:background-color="#FFFFFF" style:repeat-content="false"/>
      <style:paragraph-properties fo:text-align="center"/>
      <style:text-properties style:font-name="한컴바탕" style:font-name-asian="한컴바탕" style:font-name-complex="한컴바탕"/>
    </style:style>
    <style:style style:name="ce43" style:family="table-cell" style:parent-style-name="Default" style:data-style-name="N1">
      <style:table-cell-properties style:vertical-align="middle" fo:background-color="#FFFFFF" style:repeat-content="false"/>
      <style:paragraph-properties fo:text-align="start" fo:margin-left="0cm"/>
      <style:text-properties style:font-name="한컴바탕" style:font-name-asian="한컴바탕" style:font-name-complex="한컴바탕"/>
    </style:style>
    <style:style style:name="ce44" style:family="table-cell" style:parent-style-name="Default" style:data-style-name="N1">
      <style:table-cell-properties style:vertical-align="middle" fo:wrap-option="wrap" fo:background-color="#FFFFFF" style:repeat-content="false"/>
      <style:paragraph-properties fo:text-align="start" fo:margin-left="0cm"/>
      <style:text-properties style:font-name="한컴바탕" style:font-name-asian="한컴바탕" style:font-name-complex="한컴바탕"/>
    </style:style>
    <style:style style:name="ce45" style:family="table-cell" style:parent-style-name="Default" style:data-style-name="N1">
      <style:table-cell-properties style:vertical-align="middle" fo:background-color="#FFFFFF"/>
      <style:text-properties style:font-name="한컴바탕" style:font-name-asian="한컴바탕" style:font-name-complex="한컴바탕"/>
    </style:style>
    <style:style style:name="ce46" style:family="table-cell" style:parent-style-name="Default" style:data-style-name="N1">
      <style:table-cell-properties fo:border-top="thin solid #000000" fo:border-bottom="none" fo:border-left="none" fo:border-right="none" style:vertical-align="middle" fo:wrap-option="wrap" fo:background-color="#FFFFFF" style:repeat-content="false"/>
      <style:paragraph-properties fo:text-align="center"/>
      <style:text-properties style:font-name="한컴바탕" style:font-name-asian="한컴바탕" style:font-name-complex="한컴바탕" fo:font-size="28pt" style:font-size-asian="28pt" style:font-size-complex="28pt" fo:font-weight="bold" style:font-weight-asian="bold" style:font-weight-complex="bold"/>
    </style:style>
    <style:style style:name="ce47" style:family="table-cell" style:parent-style-name="Default" style:data-style-name="N1">
      <style:table-cell-properties style:vertical-align="middle" fo:background-color="#FFFFFF" style:repeat-content="false"/>
      <style:paragraph-properties fo:text-align="center"/>
      <style:text-properties style:font-name="한컴바탕" style:font-name-asian="한컴바탕" style:font-name-complex="한컴바탕" fo:font-size="11pt" style:font-size-asian="11pt" style:font-size-complex="11pt"/>
    </style:style>
    <style:style style:name="ce48" style:family="table-cell" style:parent-style-name="Default" style:data-style-name="N1">
      <style:table-cell-properties style:vertical-align="middle" fo:wrap-option="wrap" fo:background-color="#FFFFFF" style:repeat-content="false"/>
      <style:paragraph-properties fo:text-align="center"/>
      <style:text-properties style:font-name="한컴바탕" style:font-name-asian="한컴바탕" style:font-name-complex="한컴바탕" fo:font-size="28pt" style:font-size-asian="28pt" style:font-size-complex="28pt" fo:font-weight="bold" style:font-weight-asian="bold" style:font-weight-complex="bold"/>
    </style:style>
    <style:style style:name="ce49" style:family="table-cell" style:parent-style-name="Default" style:data-style-name="N1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한컴바탕" style:font-name-asian="한컴바탕" style:font-name-complex="한컴바탕" fo:font-size="28pt" style:font-size-asian="28pt" style:font-size-complex="28pt" fo:font-weight="bold" style:font-weight-asian="bold" style:font-weight-complex="bold"/>
    </style:style>
    <style:style style:name="ce50" style:family="table-cell" style:parent-style-name="Default" style:data-style-name="N1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한컴바탕" style:font-name-asian="한컴바탕" style:font-name-complex="한컴바탕" fo:font-size="28pt" style:font-size-asian="28pt" style:font-size-complex="28pt" fo:font-weight="bold" style:font-weight-asian="bold" style:font-weight-complex="bold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4.73604166666667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4.70958333333333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3.22791666666667cm"/>
    </style:style>
    <style:style style:name="co9" style:family="table-column">
      <style:table-column-properties fo:break-before="auto" style:column-width="5.60916666666667cm"/>
    </style:style>
    <style:style style:name="co10" style:family="table-column">
      <style:table-column-properties fo:break-before="auto" style:column-width="12.911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1.87854166666667cm"/>
    </style:style>
    <style:style style:name="ro1" style:family="table-row">
      <style:table-row-properties style:row-height="17.6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2.95pt" style:use-optimal-row-height="false" fo:break-before="auto"/>
    </style:style>
    <style:style style:name="ro8" style:family="table-row">
      <style:table-row-properties style:row-height="12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27pt" style:use-optimal-row-height="false" fo:break-before="auto"/>
    </style:style>
    <style:style style:name="ro11" style:family="table-row">
      <style:table-row-properties style:row-height="29.25pt" style:use-optimal-row-height="false" fo:break-before="auto"/>
    </style:style>
    <style:style style:name="ro12" style:family="table-row">
      <style:table-row-properties style:row-height="28.5pt" style:use-optimal-row-height="true" fo:break-before="auto"/>
    </style:style>
    <style:style style:name="ro13" style:family="table-row">
      <style:table-row-properties style:row-height="17.85pt" style:use-optimal-row-height="false" fo:break-before="auto"/>
    </style:style>
    <style:style style:name="ro14" style:family="table-row">
      <style:table-row-properties style:row-height="42.75pt" style:use-optimal-row-height="true" fo:break-before="auto"/>
    </style:style>
    <style:style style:name="ro15" style:family="table-row">
      <style:table-row-properties style:row-height="71.25pt" style:use-optimal-row-height="true" fo:break-before="auto"/>
    </style:style>
    <style:style style:name="ro16" style:family="table-row">
      <style:table-row-properties style:row-height="18.75pt" style:use-optimal-row-height="false" fo:break-before="auto"/>
    </style:style>
    <style:style style:name="ro17" style:family="table-row">
      <style:table-row-properties style:row-height="47.45pt" style:use-optimal-row-height="false" fo:break-before="auto"/>
    </style:style>
    <style:style style:name="ro18" style:family="table-row">
      <style:table-row-properties style:row-height="57pt" style:use-optimal-row-height="true" fo:break-before="auto"/>
    </style:style>
    <style:style style:name="ro19" style:family="table-row">
      <style:table-row-properties style:row-height="48.75pt" style:use-optimal-row-height="false" fo:break-before="auto"/>
    </style:style>
    <style:style style:name="ro20" style:family="table-row">
      <style:table-row-properties style:row-height="20.25pt" style:use-optimal-row-height="false" fo:break-before="auto"/>
    </style:style>
    <style:style style:name="ro21" style:family="table-row">
      <style:table-row-properties style:row-height="114pt" style:use-optimal-row-height="true" fo:break-before="auto"/>
    </style:style>
    <style:style style:name="ro22" style:family="table-row">
      <style:table-row-properties style:row-height="85.5pt" style:use-optimal-row-height="true" fo:break-before="auto"/>
    </style:style>
    <style:style style:name="ro2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표지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8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43" table:default-cell-style-name="ce2"/>
        <table:table-column table:style-name="co4" table:number-columns-repeated="16128" table:default-cell-style-name="ce1"/>
        <table:table-row table:style-name="ro1">
          <table:table-cell table:number-columns-repeated="5" table:style-name="ce38"/>
          <table:table-cell table:number-columns-repeated="5" table:style-name="ce39"/>
          <table:table-cell table:number-columns-repeated="17" table:style-name="ce40"/>
          <table:table-cell table:number-columns-repeated="16357"/>
        </table:table-row>
        <table:table-row table:style-name="ro2">
          <table:table-cell table:number-columns-repeated="5" table:style-name="ce41"/>
          <table:table-cell table:number-columns-repeated="5" table:style-name="ce39"/>
          <table:table-cell table:number-columns-repeated="17" table:style-name="ce40"/>
          <table:table-cell table:number-columns-repeated="16357"/>
        </table:table-row>
        <table:table-row table:style-name="ro3">
          <table:table-cell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number-columns-repeated="21" table:style-name="ce40"/>
          <table:table-cell table:number-columns-repeated="16357"/>
        </table:table-row>
        <table:table-row table:number-rows-repeated="3" table:style-name="ro3">
          <table:table-cell table:number-columns-repeated="4" table:style-name="ce40"/>
          <table:table-cell table:style-name="ce44"/>
          <table:table-cell table:style-name="ce45"/>
          <table:table-cell table:number-columns-repeated="21" table:style-name="ce40"/>
          <table:table-cell table:number-columns-repeated="16357"/>
        </table:table-row>
        <table:table-row table:style-name="ro3">
          <table:table-cell table:number-columns-repeated="4" table:style-name="ce40"/>
          <table:table-cell table:style-name="ce44"/>
          <table:table-cell table:style-name="ce45"/>
          <table:table-cell table:style-name="ce40"/>
          <table:table-cell office:value-type="string" table:number-columns-spanned="4" table:number-rows-spanned="9" table:style-name="ce50">
            <text:p>요구사항 정의서</text:p>
            <text:p>- 한 끝 -</text:p>
          </table:table-cell>
          <table:covered-table-cell table:number-columns-repeated="3"/>
          <table:table-cell table:number-columns-repeated="16" table:style-name="ce40"/>
          <table:table-cell table:number-columns-repeated="16357"/>
        </table:table-row>
        <table:table-row table:number-rows-repeated="3" table:style-name="ro3">
          <table:table-cell table:number-columns-repeated="4" table:style-name="ce40"/>
          <table:table-cell table:style-name="ce44"/>
          <table:table-cell table:style-name="ce45"/>
          <table:table-cell table:style-name="ce40"/>
          <table:covered-table-cell/>
          <table:covered-table-cell table:number-columns-repeated="3"/>
          <table:table-cell table:number-columns-repeated="16" table:style-name="ce40"/>
          <table:table-cell table:number-columns-repeated="16357"/>
        </table:table-row>
        <table:table-row table:number-rows-repeated="2" table:style-name="ro4">
          <table:table-cell table:number-columns-repeated="4" table:style-name="ce40"/>
          <table:table-cell table:style-name="ce44"/>
          <table:table-cell table:number-columns-repeated="2" table:style-name="ce40"/>
          <table:covered-table-cell/>
          <table:covered-table-cell table:number-columns-repeated="3"/>
          <table:table-cell table:number-columns-repeated="16" table:style-name="ce40"/>
          <table:table-cell table:number-columns-repeated="16357"/>
        </table:table-row>
        <table:table-row table:number-rows-repeated="2" table:style-name="ro4">
          <table:table-cell table:style-name="ce42"/>
          <table:table-cell table:number-columns-repeated="2" table:style-name="ce43"/>
          <table:table-cell table:number-columns-repeated="2" table:style-name="ce44"/>
          <table:table-cell table:number-columns-repeated="2" table:style-name="ce40"/>
          <table:covered-table-cell/>
          <table:covered-table-cell table:number-columns-repeated="3"/>
          <table:table-cell table:number-columns-repeated="16" table:style-name="ce40"/>
          <table:table-cell table:number-columns-repeated="16357"/>
        </table:table-row>
        <table:table-row table:style-name="ro3">
          <table:table-cell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0"/>
          <table:covered-table-cell/>
          <table:covered-table-cell table:number-columns-repeated="3"/>
          <table:table-cell table:number-columns-repeated="16" table:style-name="ce40"/>
          <table:table-cell table:number-columns-repeated="16357"/>
        </table:table-row>
        <table:table-row table:style-name="ro3">
          <table:table-cell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number-columns-repeated="21" table:style-name="ce40"/>
          <table:table-cell table:number-columns-repeated="16357"/>
        </table:table-row>
        <table:table-row table:style-name="ro3">
          <table:table-cell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number-columns-repeated="4" table:style-name="ce40"/>
          <table:table-cell office:value-type="string" table:style-name="ce40">
            <text:p>팀장 : 최희수</text:p>
          </table:table-cell>
          <table:table-cell table:number-columns-repeated="16" table:style-name="ce40"/>
          <table:table-cell table:number-columns-repeated="16357"/>
        </table:table-row>
        <table:table-row table:style-name="ro3">
          <table:table-cell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number-columns-repeated="4" table:style-name="ce40"/>
          <table:table-cell office:value-type="string" table:style-name="ce40">
            <text:p>팀원 : 양지수, 전형섭, 정이삭</text:p>
          </table:table-cell>
          <table:table-cell table:number-columns-repeated="16" table:style-name="ce40"/>
          <table:table-cell table:number-columns-repeated="16357"/>
        </table:table-row>
        <table:table-row table:number-rows-repeated="3" table:style-name="ro3">
          <table:table-cell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number-columns-repeated="21" table:style-name="ce40"/>
          <table:table-cell table:number-columns-repeated="16357"/>
        </table:table-row>
        <table:table-row table:style-name="ro5">
          <table:table-cell table:style-name="ce47"/>
          <table:table-cell table:number-columns-repeated="9" table:style-name="ce39"/>
          <table:table-cell table:number-columns-repeated="17" table:style-name="ce40"/>
          <table:table-cell table:number-columns-repeated="16357"/>
        </table:table-row>
        <table:table-row table:number-rows-repeated="3" table:style-name="ro6">
          <table:table-cell table:style-name="ce47"/>
          <table:table-cell table:number-columns-repeated="9" table:style-name="ce39"/>
          <table:table-cell table:number-columns-repeated="17" table:style-name="ce40"/>
          <table:table-cell table:number-columns-repeated="16357"/>
        </table:table-row>
        <table:table-row table:style-name="ro5">
          <table:table-cell table:style-name="ce47"/>
          <table:table-cell table:number-columns-repeated="9" table:style-name="ce39"/>
          <table:table-cell table:number-columns-repeated="17" table:style-name="ce40"/>
          <table:table-cell table:number-columns-repeated="16357"/>
        </table:table-row>
        <table:table-row table:number-rows-repeated="13" table:style-name="ro7">
          <table:table-cell table:number-columns-repeated="27" table:style-name="ce40"/>
          <table:table-cell table:number-columns-repeated="16357"/>
        </table:table-row>
        <table:table-row table:number-rows-repeated="9" table:style-name="ro7">
          <table:table-cell table:number-columns-repeated="256" table:style-name="ce2"/>
          <table:table-cell table:number-columns-repeated="16128"/>
        </table:table-row>
        <table:table-row table:number-rows-repeated="65488" table:style-name="ro7">
          <table:table-cell table:number-columns-repeated="16384"/>
        </table:table-row>
        <table:table-row table:number-rows-repeated="983040" table:style-name="ro8">
          <table:table-cell table:number-columns-repeated="16384"/>
        </table:table-row>
      </table:table>
      <table:table table:name="개정이력" table:style-name="ta1">
        <table:table-column table:style-name="co6" table:number-columns-repeated="6" table:default-cell-style-name="ce1"/>
        <table:table-column table:style-name="co4" table:number-columns-repeated="16378" table:default-cell-style-name="ce1"/>
        <table:table-row table:style-name="ro9">
          <table:table-cell office:value-type="string" table:style-name="ce3">
            <text:p>문서개정이력표</text:p>
          </table:table-cell>
          <table:table-cell table:number-columns-repeated="5" table:style-name="ce3"/>
          <table:table-cell table:number-columns-repeated="16378" table:style-name="ce2"/>
        </table:table-row>
        <table:table-row table:style-name="ro10">
          <table:table-cell office:value-type="string" table:style-name="ce4">
            <text:p>문서명</text:p>
          </table:table-cell>
          <table:table-cell table:style-name="ce4"/>
          <table:table-cell office:value-type="string" table:style-name="ce5">
            <text:p>요구사항정의서</text:p>
          </table:table-cell>
          <table:table-cell table:number-columns-repeated="3" table:style-name="ce5"/>
          <table:table-cell table:number-columns-repeated="16378" table:style-name="ce2"/>
        </table:table-row>
        <table:table-row table:style-name="ro10">
          <table:table-cell office:value-type="string" table:style-name="ce6">
            <text:p>버전</text:p>
          </table:table-cell>
          <table:table-cell office:value-type="string" table:style-name="ce6">
            <text:p>날짜</text:p>
          </table:table-cell>
          <table:table-cell office:value-type="string" table:style-name="ce7">
            <text:p>내 용</text:p>
          </table:table-cell>
          <table:table-cell table:style-name="ce8"/>
          <table:table-cell office:value-type="string" table:style-name="ce6">
            <text:p>작성자</text:p>
          </table:table-cell>
          <table:table-cell office:value-type="string" table:style-name="ce6">
            <text:p>승인자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9">
            <text:p>V0.9</text:p>
          </table:table-cell>
          <table:table-cell office:value-type="date" office:date-value="2021-02-17T00:00:00" table:style-name="ce10">
            <text:p>2021년2월17일</text:p>
          </table:table-cell>
          <table:table-cell office:value-type="string" table:style-name="ce11">
            <text:p>최초제정</text:p>
          </table:table-cell>
          <table:table-cell table:style-name="ce11"/>
          <table:table-cell office:value-type="string" table:style-name="ce9">
            <text:p>최희수</text:p>
          </table:table-cell>
          <table:table-cell office:value-type="string" table:style-name="ce9">
            <text:p>프로젝트관리자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9">
            <text:p>V1.0</text:p>
          </table:table-cell>
          <table:table-cell office:value-type="date" office:date-value="2021-02-18T00:00:00" table:style-name="ce10">
            <text:p>2021년2월18일</text:p>
          </table:table-cell>
          <table:table-cell office:value-type="string" table:style-name="ce11">
            <text:p>내용 작성</text:p>
          </table:table-cell>
          <table:table-cell table:style-name="ce11"/>
          <table:table-cell office:value-type="string" table:style-name="ce9">
            <text:p>최희수</text:p>
          </table:table-cell>
          <table:table-cell office:value-type="string" table:style-name="ce9">
            <text:p>프로젝트관리자</text:p>
          </table:table-cell>
          <table:table-cell table:number-columns-repeated="16378" table:style-name="ce2"/>
        </table:table-row>
        <table:table-row table:style-name="ro11">
          <table:table-cell office:value-type="string" table:style-name="ce9">
            <text:p>V1.0</text:p>
          </table:table-cell>
          <table:table-cell office:value-type="date" office:date-value="2021-02-18T00:00:00" table:style-name="ce10">
            <text:p>2021년2월18일</text:p>
          </table:table-cell>
          <table:table-cell office:value-type="string" table:style-name="ce11">
            <text:p>내용 추가</text:p>
          </table:table-cell>
          <table:table-cell table:style-name="ce11"/>
          <table:table-cell office:value-type="string" table:style-name="ce9">
            <text:p>양지수</text:p>
          </table:table-cell>
          <table:table-cell office:value-type="string" table:style-name="ce9">
            <text:p>프로젝트관리자</text:p>
          </table:table-cell>
          <table:table-cell table:number-columns-repeated="16378" table:style-name="ce2"/>
        </table:table-row>
        <table:table-row table:style-name="ro11">
          <table:table-cell table:number-columns-repeated="2" table:style-name="ce9"/>
          <table:table-cell table:number-columns-repeated="2" table:style-name="ce12"/>
          <table:table-cell table:number-columns-repeated="2" table:style-name="ce9"/>
          <table:table-cell table:number-columns-repeated="16378" table:style-name="ce2"/>
        </table:table-row>
        <table:table-row table:number-rows-repeated="1048569" table:style-name="ro8">
          <table:table-cell table:number-columns-repeated="16384"/>
        </table:table-row>
      </table:table>
      <table:table table:name="정의서2" table:style-name="ta1">
        <table:table-column table:style-name="co7" table:default-cell-style-name="ce14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4" table:default-cell-style-name="ce2"/>
        <table:table-column table:style-name="co4" table:number-columns-repeated="247" table:default-cell-style-name="ce2"/>
        <table:table-column table:style-name="co4" table:number-columns-repeated="16128" table:default-cell-style-name="ce1"/>
        <table:table-row table:style-name="ro12">
          <table:table-cell office:value-type="string" table:style-name="ce13">
            <text:p>요구사항정의서</text:p>
          </table:table-cell>
          <table:table-cell table:number-columns-repeated="4" table:style-name="ce13"/>
          <table:table-cell table:number-columns-repeated="3" table:style-name="ce36"/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13">
          <table:table-cell office:value-type="string" table:style-name="ce15">
            <text:p>시스템명</text:p>
          </table:table-cell>
          <table:table-cell table:style-name="ce15"/>
          <table:table-cell office:value-type="string" table:style-name="ce16">
            <text:p>한.끝(한글끝말잇기)</text:p>
          </table:table-cell>
          <table:table-cell table:style-name="ce16"/>
          <table:table-cell office:value-type="string" table:style-name="ce34">
            <text:p>작성일</text:p>
          </table:table-cell>
          <table:table-cell office:value-type="string" table:style-name="ce37">
            <text:p>2021.02.10</text:p>
          </table:table-cell>
          <table:table-cell table:number-columns-repeated="2" table:style-name="ce37"/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table-cell office:value-type="string" table:style-name="ce15">
            <text:p>대분류</text:p>
          </table:table-cell>
          <table:table-cell office:value-type="string" table:style-name="ce15">
            <text:p>요구사항 ID</text:p>
          </table:table-cell>
          <table:table-cell office:value-type="string" table:style-name="ce15">
            <text:p>중분류</text:p>
          </table:table-cell>
          <table:table-cell office:value-type="string" table:style-name="ce15">
            <text:p>요구사항 상세내역</text:p>
          </table:table-cell>
          <table:table-cell office:value-type="string" table:style-name="ce15">
            <text:p>유형</text:p>
          </table:table-cell>
          <table:table-cell office:value-type="string" table:style-name="ce35">
            <text:p>회원</text:p>
          </table:table-cell>
          <table:table-cell office:value-type="string" table:style-name="ce35">
            <text:p>비회원</text:p>
          </table:table-cell>
          <table:table-cell office:value-type="string" table:style-name="ce35">
            <text:p>관리자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14">
          <table:table-cell office:value-type="string" table:number-columns-spanned="1" table:number-rows-spanned="40" table:style-name="ce25">
            <text:p>홈페이지</text:p>
          </table:table-cell>
          <table:table-cell office:value-type="string" table:style-name="ce17">
            <text:p>RM-A01-001</text:p>
          </table:table-cell>
          <table:table-cell office:value-type="string" table:number-columns-spanned="1" table:number-rows-spanned="4" table:style-name="ce25">
            <text:p>로그인 &amp; 로그아웃</text:p>
          </table:table-cell>
          <table:table-cell office:value-type="string" table:style-name="ce18">
            <text:p>로그인을 할때 아이디와 비밀번호를 받고 틀리면 경고 표시를 해준다로그인을 할때 아이디와 비밀번호를 받고 틀리면 경고 표시를 해준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15">
          <table:covered-table-cell/>
          <table:table-cell office:value-type="string" table:style-name="ce17">
            <text:p>RM-A01-002</text:p>
          </table:table-cell>
          <table:covered-table-cell/>
          <table:table-cell office:value-type="string" table:style-name="ce19">
            <text:p>ID찾기는 이름과 전화번호가 일치 할 때 창으로, PW찾기는 아이디와</text:p>
            <text:p>휴대폰 번호가 일치할 때 이메일로 전송한다.ID찾기는 이름과 전화번호가 일치 할 때 창으로, PW찾기는 아이디와</text:p>
            <text:p>휴대폰 번호가 일치할 때 이메일로 전송한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33"/>
          <table:table-cell table:number-columns-repeated="247" table:style-name="ce2"/>
          <table:table-cell table:number-columns-repeated="16128"/>
        </table:table-row>
        <table:table-row table:style-name="ro16">
          <table:covered-table-cell/>
          <table:table-cell office:value-type="string" table:style-name="ce17">
            <text:p>RM-A01-003</text:p>
          </table:table-cell>
          <table:covered-table-cell/>
          <table:table-cell office:value-type="string" table:style-name="ce20">
            <text:p>로그아웃 버튼을 누르면 로그아웃이 된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33"/>
          <table:table-cell table:number-columns-repeated="247" table:style-name="ce2"/>
          <table:table-cell table:number-columns-repeated="16128"/>
        </table:table-row>
        <table:table-row table:style-name="ro17">
          <table:covered-table-cell/>
          <table:table-cell office:value-type="string" table:style-name="ce17">
            <text:p>RM-A01-004</text:p>
          </table:table-cell>
          <table:covered-table-cell/>
          <table:table-cell office:value-type="string" table:style-name="ce19">
            <text:p>아이디 비밀번호 5회 이상 오류시 자동로그인 방지 이미지</text:p>
            <text:p><text:s/>출력후 맞는 입력값을 입력해야 한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33"/>
          <table:table-cell table:style-name="ce21"/>
          <table:table-cell table:number-columns-repeated="16374"/>
        </table:table-row>
        <table:table-row table:style-name="ro18">
          <table:covered-table-cell/>
          <table:table-cell office:value-type="string" table:style-name="ce17">
            <text:p>RM-A01-005</text:p>
          </table:table-cell>
          <table:table-cell office:value-type="string" table:number-columns-spanned="1" table:number-rows-spanned="7" table:style-name="ce25">
            <text:p>회원가입</text:p>
          </table:table-cell>
          <table:table-cell office:value-type="string" table:style-name="ce18">
            <text:p>개인정보입력(아이디/비밀번호/성별/생년월일/이메일/(대)주소/(소)주소/우편주소/핸드폰번호 등)개인정보입력(아이디/비밀번호/성별/생년월일/이메일/(대)주소/(소)주소/우편주소/핸드폰번호 등)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33"/>
          <table:table-cell table:number-columns-repeated="247" table:style-name="ce2"/>
          <table:table-cell table:number-columns-repeated="16128"/>
        </table:table-row>
        <table:table-row table:style-name="ro19">
          <table:covered-table-cell/>
          <table:table-cell office:value-type="string" table:style-name="ce17">
            <text:p>RM-A01-006</text:p>
          </table:table-cell>
          <table:covered-table-cell/>
          <table:table-cell office:value-type="string" table:style-name="ce18">
            <text:p>입력사항 미기재시 미입력사항이 있다는 경고창을 띄운다입력사항 미기재시 미입력사항이 있다는 경고창을 띄운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33"/>
          <table:table-cell table:number-columns-repeated="247" table:style-name="ce2"/>
          <table:table-cell table:number-columns-repeated="16128"/>
        </table:table-row>
        <table:table-row table:style-name="ro14">
          <table:covered-table-cell/>
          <table:table-cell office:value-type="string" table:style-name="ce17">
            <text:p>RM-A01-007</text:p>
          </table:table-cell>
          <table:covered-table-cell/>
          <table:table-cell office:value-type="string" table:style-name="ce18">
            <text:p>비밀번호를 입력하고 다시 입력하여 두 비밀번호 일치 여부 판별비밀번호를 입력하고 다시 입력하여 두 비밀번호 일치 여부 판별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33"/>
          <table:table-cell table:number-columns-repeated="247" table:style-name="ce2"/>
          <table:table-cell table:number-columns-repeated="16128"/>
        </table:table-row>
        <table:table-row table:style-name="ro12">
          <table:covered-table-cell/>
          <table:table-cell office:value-type="string" table:style-name="ce17">
            <text:p>RM-A01-008</text:p>
          </table:table-cell>
          <table:covered-table-cell/>
          <table:table-cell office:value-type="string" table:style-name="ce18">
            <text:p>이메일주소 입력시 메일로 인증번호를 보내고 인증번호를 입력받아 일치여부 반별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33"/>
          <table:table-cell table:style-name="ce21"/>
          <table:table-cell table:number-columns-repeated="16374"/>
        </table:table-row>
        <table:table-row table:style-name="ro12">
          <table:covered-table-cell/>
          <table:table-cell office:value-type="string" table:style-name="ce17">
            <text:p>RM-A01-009</text:p>
          </table:table-cell>
          <table:covered-table-cell/>
          <table:table-cell office:value-type="string" table:style-name="ce18">
            <text:p>이메일 인증번호 오류시 인증번호 일치오류라는 경고표시를 해준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33"/>
          <table:table-cell table:style-name="ce21"/>
          <table:table-cell table:number-columns-repeated="16374"/>
        </table:table-row>
        <table:table-row table:style-name="ro20">
          <table:covered-table-cell/>
          <table:table-cell office:value-type="string" table:style-name="ce17">
            <text:p>RM-A01-010</text:p>
          </table:table-cell>
          <table:covered-table-cell/>
          <table:table-cell office:value-type="string" table:style-name="ce18">
            <text:p>아이디가 존재하면 중복된 아이디라는 경고 표시를 해준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12">
          <table:covered-table-cell/>
          <table:table-cell office:value-type="string" table:style-name="ce17">
            <text:p>RM-A01-011</text:p>
          </table:table-cell>
          <table:covered-table-cell/>
          <table:table-cell office:value-type="string" table:style-name="ce18">
            <text:p>개인정보입력 하는 곳에 정규식을 지키지 않으면 경고 표시를 해준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15">
          <table:covered-table-cell/>
          <table:table-cell office:value-type="string" table:style-name="ce17">
            <text:p>RM-A01-012</text:p>
          </table:table-cell>
          <table:table-cell office:value-type="string" table:style-name="ce22">
            <text:p>공지게시판</text:p>
            <text:p>&amp;</text:p>
            <text:p>이벤트 게시판공지게시판</text:p>
            <text:p>&amp;</text:p>
            <text:p>이벤트 게시판</text:p>
          </table:table-cell>
          <table:table-cell office:value-type="string" table:style-name="ce18">
            <text:p>공지사항 &amp; 이벤트 조회공지사항 &amp; 이벤트 조회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13</text:p>
          </table:table-cell>
          <table:table-cell office:value-type="string" table:number-columns-spanned="1" table:number-rows-spanned="3" table:style-name="ce29">
            <text:p>공지사항</text:p>
          </table:table-cell>
          <table:table-cell office:value-type="string" table:style-name="ce18">
            <text:p>공지사항 &amp; 이벤트 등록</text:p>
          </table:table-cell>
          <table:table-cell office:value-type="string" table:style-name="ce17">
            <text:p>기능</text:p>
          </table:table-cell>
          <table:table-cell table:number-columns-repeated="2" table:style-name="ce17"/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14</text:p>
          </table:table-cell>
          <table:covered-table-cell/>
          <table:table-cell office:value-type="string" table:style-name="ce18">
            <text:p>공지사항 &amp; 이벤트 수정공지사항 &amp; 이벤트 수정</text:p>
          </table:table-cell>
          <table:table-cell office:value-type="string" table:style-name="ce17">
            <text:p>기능</text:p>
          </table:table-cell>
          <table:table-cell table:number-columns-repeated="2" table:style-name="ce17"/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15</text:p>
          </table:table-cell>
          <table:covered-table-cell/>
          <table:table-cell office:value-type="string" table:style-name="ce18">
            <text:p>공지사항 &amp; 이벤트 삭제공지사항 &amp; 이벤트 삭제</text:p>
          </table:table-cell>
          <table:table-cell office:value-type="string" table:style-name="ce17">
            <text:p>기능</text:p>
          </table:table-cell>
          <table:table-cell table:number-columns-repeated="2" table:style-name="ce17"/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16</text:p>
          </table:table-cell>
          <table:table-cell office:value-type="string" table:number-columns-spanned="1" table:number-rows-spanned="5" table:style-name="ce25">
            <text:p>자유게시판</text:p>
          </table:table-cell>
          <table:table-cell office:value-type="string" table:style-name="ce20">
            <text:p>자유게시판 조회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17</text:p>
          </table:table-cell>
          <table:covered-table-cell/>
          <table:table-cell office:value-type="string" table:style-name="ce20">
            <text:p>자유게시판 등록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18</text:p>
          </table:table-cell>
          <table:covered-table-cell/>
          <table:table-cell office:value-type="string" table:style-name="ce20">
            <text:p>자유게시판 수정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19</text:p>
          </table:table-cell>
          <table:covered-table-cell/>
          <table:table-cell office:value-type="string" table:style-name="ce20">
            <text:p>자유게시판 삭제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33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20</text:p>
          </table:table-cell>
          <table:covered-table-cell/>
          <table:table-cell office:value-type="string" table:style-name="ce20">
            <text:p>자유게시판 검색</text:p>
          </table:table-cell>
          <table:table-cell table:number-columns-repeated="4" table:style-name="ce17"/>
          <table:table-cell table:style-name="ce33"/>
          <table:table-cell table:style-name="ce21"/>
          <table:table-cell table:number-columns-repeated="16374"/>
        </table:table-row>
        <table:table-row table:style-name="ro5">
          <table:covered-table-cell/>
          <table:table-cell office:value-type="string" table:style-name="ce17">
            <text:p>RM-A01-021</text:p>
          </table:table-cell>
          <table:table-cell office:value-type="string" table:number-columns-spanned="1" table:number-rows-spanned="9" table:style-name="ce25">
            <text:p>문의 게시판</text:p>
          </table:table-cell>
          <table:table-cell office:value-type="string" table:style-name="ce18">
            <text:p>버그/신고 유형에 따른 문의게시판 조회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style-name="ce17"/>
          <table:table-cell office:value-type="string" table:style-name="ce17">
            <text:p>O</text:p>
          </table:table-cell>
          <table:table-cell table:style-name="ce33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22</text:p>
          </table:table-cell>
          <table:covered-table-cell/>
          <table:table-cell office:value-type="string" table:style-name="ce18">
            <text:p>버그/신고 유형에 따른 문의게시판 작성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33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23</text:p>
          </table:table-cell>
          <table:covered-table-cell/>
          <table:table-cell office:value-type="string" table:style-name="ce18">
            <text:p>버그/신고 유형에 따른 문의게시판 수정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33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24</text:p>
          </table:table-cell>
          <table:covered-table-cell/>
          <table:table-cell office:value-type="string" table:style-name="ce18">
            <text:p>버그/신고 유형에 따른 문의게시판 삭제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33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25</text:p>
          </table:table-cell>
          <table:covered-table-cell/>
          <table:table-cell office:value-type="string" table:style-name="ce18">
            <text:p>문의 게시판 답변 조회</text:p>
          </table:table-cell>
          <table:table-cell office:value-type="string" table:style-name="ce17">
            <text:p>기능</text:p>
          </table:table-cell>
          <table:table-cell table:number-columns-repeated="2" table:style-name="ce17"/>
          <table:table-cell office:value-type="string" table:style-name="ce17">
            <text:p>O</text:p>
          </table:table-cell>
          <table:table-cell table:style-name="ce33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26</text:p>
          </table:table-cell>
          <table:covered-table-cell/>
          <table:table-cell office:value-type="string" table:style-name="ce18">
            <text:p>문의 게시판 답변 작성</text:p>
          </table:table-cell>
          <table:table-cell office:value-type="string" table:style-name="ce17">
            <text:p>기능</text:p>
          </table:table-cell>
          <table:table-cell table:number-columns-repeated="2" table:style-name="ce17"/>
          <table:table-cell office:value-type="string" table:style-name="ce17">
            <text:p>O</text:p>
          </table:table-cell>
          <table:table-cell table:style-name="ce33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27</text:p>
          </table:table-cell>
          <table:covered-table-cell/>
          <table:table-cell office:value-type="string" table:style-name="ce18">
            <text:p>문의 게시판 답변 수정</text:p>
          </table:table-cell>
          <table:table-cell office:value-type="string" table:style-name="ce17">
            <text:p>기능</text:p>
          </table:table-cell>
          <table:table-cell table:number-columns-repeated="2" table:style-name="ce17"/>
          <table:table-cell office:value-type="string" table:style-name="ce17">
            <text:p>O</text:p>
          </table:table-cell>
          <table:table-cell table:style-name="ce33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28</text:p>
          </table:table-cell>
          <table:covered-table-cell/>
          <table:table-cell office:value-type="string" table:style-name="ce18">
            <text:p>문의 게시판 답변 삭제</text:p>
          </table:table-cell>
          <table:table-cell office:value-type="string" table:style-name="ce17">
            <text:p>기능</text:p>
          </table:table-cell>
          <table:table-cell table:number-columns-repeated="2" table:style-name="ce17"/>
          <table:table-cell office:value-type="string" table:style-name="ce17">
            <text:p>O</text:p>
          </table:table-cell>
          <table:table-cell table:style-name="ce33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29</text:p>
          </table:table-cell>
          <table:covered-table-cell/>
          <table:table-cell office:value-type="string" table:style-name="ce18">
            <text:p>문의 게시판 비밀글 설정해 자기 자신만 볼 수 있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33"/>
          <table:table-cell table:style-name="ce21"/>
          <table:table-cell table:number-columns-repeated="16374"/>
        </table:table-row>
        <table:table-row table:style-name="ro5">
          <table:covered-table-cell/>
          <table:table-cell office:value-type="string" table:style-name="ce17">
            <text:p>RM-A01-030</text:p>
          </table:table-cell>
          <table:table-cell office:value-type="string" table:number-columns-spanned="1" table:number-rows-spanned="3" table:style-name="ce25">
            <text:p>마이 페이지</text:p>
          </table:table-cell>
          <table:table-cell office:value-type="string" table:style-name="ce18">
            <text:p>본인의 회원 정보를 조회할 수 있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33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31</text:p>
          </table:table-cell>
          <table:covered-table-cell/>
          <table:table-cell office:value-type="string" table:style-name="ce18">
            <text:p>본인의 회원 정보를 수정할 수 있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32</text:p>
          </table:table-cell>
          <table:covered-table-cell/>
          <table:table-cell office:value-type="string" table:style-name="ce18">
            <text:p>회원 탈퇴를 누르면 회원정보가 사라지고 탈퇴가 된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33</text:p>
          </table:table-cell>
          <table:table-cell office:value-type="string" table:number-columns-spanned="1" table:number-rows-spanned="5" table:style-name="ce25">
            <text:p>회원 관리</text:p>
          </table:table-cell>
          <table:table-cell office:value-type="string" table:style-name="ce20">
            <text:p>회원 정보 수정</text:p>
          </table:table-cell>
          <table:table-cell office:value-type="string" table:style-name="ce17">
            <text:p>기능</text:p>
          </table:table-cell>
          <table:table-cell table:number-columns-repeated="2" table:style-name="ce17"/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34</text:p>
          </table:table-cell>
          <table:covered-table-cell/>
          <table:table-cell office:value-type="string" table:style-name="ce20">
            <text:p>블랙리스트 조회</text:p>
          </table:table-cell>
          <table:table-cell office:value-type="string" table:style-name="ce17">
            <text:p>기능</text:p>
          </table:table-cell>
          <table:table-cell table:number-columns-repeated="2" table:style-name="ce17"/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35</text:p>
          </table:table-cell>
          <table:covered-table-cell/>
          <table:table-cell office:value-type="string" table:style-name="ce20">
            <text:p>블랙리스트 등록</text:p>
          </table:table-cell>
          <table:table-cell office:value-type="string" table:style-name="ce17">
            <text:p>기능</text:p>
          </table:table-cell>
          <table:table-cell table:number-columns-repeated="2" table:style-name="ce17"/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36</text:p>
          </table:table-cell>
          <table:covered-table-cell/>
          <table:table-cell office:value-type="string" table:style-name="ce20">
            <text:p>블랙리스트 수정</text:p>
          </table:table-cell>
          <table:table-cell office:value-type="string" table:style-name="ce17">
            <text:p>기능</text:p>
          </table:table-cell>
          <table:table-cell table:number-columns-repeated="2" table:style-name="ce17"/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37</text:p>
          </table:table-cell>
          <table:covered-table-cell/>
          <table:table-cell office:value-type="string" table:style-name="ce20">
            <text:p>블랙리스트 삭제</text:p>
          </table:table-cell>
          <table:table-cell office:value-type="string" table:style-name="ce17">
            <text:p>기능</text:p>
          </table:table-cell>
          <table:table-cell table:number-columns-repeated="2" table:style-name="ce17"/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1-038</text:p>
          </table:table-cell>
          <table:table-cell office:value-type="string" table:number-columns-spanned="1" table:number-rows-spanned="3" table:style-name="ce25">
            <text:p>가이드</text:p>
          </table:table-cell>
          <table:table-cell office:value-type="string" table:style-name="ce20">
            <text:p>가이드 화면 조회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33"/>
          <table:table-cell table:style-name="ce21"/>
          <table:table-cell table:number-columns-repeated="16374"/>
        </table:table-row>
        <table:table-row table:style-name="ro5">
          <table:covered-table-cell/>
          <table:table-cell office:value-type="string" table:style-name="ce17">
            <text:p>RM-A01-039</text:p>
          </table:table-cell>
          <table:covered-table-cell/>
          <table:table-cell office:value-type="string" table:style-name="ce20">
            <text:p>가이드 추가</text:p>
          </table:table-cell>
          <table:table-cell office:value-type="string" table:style-name="ce17">
            <text:p>기능</text:p>
          </table:table-cell>
          <table:table-cell table:number-columns-repeated="2" table:style-name="ce17"/>
          <table:table-cell office:value-type="string" table:style-name="ce17">
            <text:p>O</text:p>
          </table:table-cell>
          <table:table-cell table:style-name="ce33"/>
          <table:table-cell table:style-name="ce21"/>
          <table:table-cell table:number-columns-repeated="16374"/>
        </table:table-row>
        <table:table-row table:style-name="ro5">
          <table:covered-table-cell/>
          <table:table-cell office:value-type="string" table:style-name="ce17">
            <text:p>RM-A01-040</text:p>
          </table:table-cell>
          <table:covered-table-cell/>
          <table:table-cell office:value-type="string" table:style-name="ce20">
            <text:p>가이드 삭제</text:p>
          </table:table-cell>
          <table:table-cell office:value-type="string" table:style-name="ce17">
            <text:p>기능</text:p>
          </table:table-cell>
          <table:table-cell table:number-columns-repeated="2" table:style-name="ce17"/>
          <table:table-cell office:value-type="string" table:style-name="ce17">
            <text:p>O</text:p>
          </table:table-cell>
          <table:table-cell table:style-name="ce33"/>
          <table:table-cell table:style-name="ce21"/>
          <table:table-cell table:number-columns-repeated="16374"/>
        </table:table-row>
        <table:table-row table:style-name="ro21">
          <table:table-cell office:value-type="string" table:number-columns-spanned="1" table:number-rows-spanned="49" table:style-name="ce25">
            <text:p>게임</text:p>
          </table:table-cell>
          <table:table-cell office:value-type="string" table:style-name="ce17">
            <text:p>RM-A02-001</text:p>
          </table:table-cell>
          <table:table-cell office:value-type="string" table:style-name="ce17">
            <text:p>로비</text:p>
          </table:table-cell>
          <table:table-cell office:value-type="string" table:style-name="ce19">
            <text:p>유저는 다른 유저가 만든 방을 제목이나 방 번호를</text:p>
            <text:p>입력하여 찾아갈 수 있다유저는 다른 유저가 만든 방을 제목이나 방 번호를</text:p>
            <text:p>입력하여 찾아갈 수 있다유저는 다른 유저가 만든 방을 제목이나 방 번호를</text:p>
            <text:p>입력하여 찾아갈 수 있다유저는 다른 유저가 만든 방을 제목이나 방 번호를</text:p>
            <text:p>입력하여 찾아갈 수 있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2-002</text:p>
          </table:table-cell>
          <table:table-cell office:value-type="string" table:number-columns-spanned="1" table:number-rows-spanned="6" table:style-name="ce25">
            <text:p>방 만들기</text:p>
          </table:table-cell>
          <table:table-cell office:value-type="string" table:style-name="ce20">
            <text:p>유저는 방을 생성을 할 수 있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2-003</text:p>
          </table:table-cell>
          <table:covered-table-cell/>
          <table:table-cell office:value-type="string" table:style-name="ce20">
            <text:p>방 생성할 때 비밀번호를 걸 수 있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2-004</text:p>
          </table:table-cell>
          <table:covered-table-cell/>
          <table:table-cell office:value-type="string" table:style-name="ce20">
            <text:p>방 입장 최대 인원을 설정 가능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2-005</text:p>
          </table:table-cell>
          <table:covered-table-cell/>
          <table:table-cell office:value-type="string" table:style-name="ce20">
            <text:p>한 게임 당 라운드 수를 설정 할 수 있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4"/>
          <table:table-cell table:number-columns-repeated="247" table:style-name="ce2"/>
          <table:table-cell table:number-columns-repeated="16128"/>
        </table:table-row>
        <table:table-row table:style-name="ro5">
          <table:covered-table-cell/>
          <table:table-cell office:value-type="string" table:style-name="ce17">
            <text:p>RM-A02-006</text:p>
          </table:table-cell>
          <table:covered-table-cell/>
          <table:table-cell office:value-type="string" table:style-name="ce20">
            <text:p>한 라운드 당 게임 시간을 설정 할 수 있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07</text:p>
          </table:table-cell>
          <table:covered-table-cell/>
          <table:table-cell office:value-type="string" table:style-name="ce20">
            <text:p>게임 유형을 설정 가능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08</text:p>
          </table:table-cell>
          <table:table-cell office:value-type="string" table:number-columns-spanned="1" table:number-rows-spanned="4" table:style-name="ce25">
            <text:p>환경 설정</text:p>
          </table:table-cell>
          <table:table-cell office:value-type="string" table:style-name="ce20">
            <text:p>게임 내의 볼륨을 설정 할 수 있다(배경음악, 효과음)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09</text:p>
          </table:table-cell>
          <table:covered-table-cell/>
          <table:table-cell office:value-type="string" table:style-name="ce20">
            <text:p>요청거부를 설정 할 수 있다(초대, 친구추가, 귓속말)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10</text:p>
          </table:table-cell>
          <table:covered-table-cell/>
          <table:table-cell office:value-type="string" table:style-name="ce20">
            <text:p>게임 방 입장 시 자동 레디유무를 설정 할 수 있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11</text:p>
          </table:table-cell>
          <table:covered-table-cell/>
          <table:table-cell office:value-type="string" table:style-name="ce20">
            <text:p>게임 배경테마를 변경 가능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12</text:p>
          </table:table-cell>
          <table:table-cell office:value-type="string" table:number-columns-spanned="1" table:number-rows-spanned="5" table:style-name="ce25">
            <text:p>친구 관리</text:p>
          </table:table-cell>
          <table:table-cell office:value-type="string" table:style-name="ce20">
            <text:p>친구 창이 존재 한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13</text:p>
          </table:table-cell>
          <table:covered-table-cell/>
          <table:table-cell office:value-type="string" table:style-name="ce20">
            <text:p>회원인 유저 간의 친구 등록이 가능하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14</text:p>
          </table:table-cell>
          <table:covered-table-cell/>
          <table:table-cell office:value-type="string" table:style-name="ce20">
            <text:p>친구 관리 창에서 친구 삭제가 가능하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15</text:p>
          </table:table-cell>
          <table:covered-table-cell/>
          <table:table-cell office:value-type="string" table:style-name="ce20">
            <text:p>친구 추가된 유저와 1:1 귓속말이 가능하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16</text:p>
          </table:table-cell>
          <table:covered-table-cell/>
          <table:table-cell office:value-type="string" table:style-name="ce20">
            <text:p>게임 플레이 중인 친구 방을 따라 갈 수 있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17</text:p>
          </table:table-cell>
          <table:table-cell office:value-type="string" table:number-columns-spanned="1" table:number-rows-spanned="2" table:style-name="ce25">
            <text:p>채팅</text:p>
          </table:table-cell>
          <table:table-cell office:value-type="string" table:style-name="ce20">
            <text:p>유저 간의 귓속말이 가능하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18</text:p>
          </table:table-cell>
          <table:covered-table-cell/>
          <table:table-cell office:value-type="string" table:style-name="ce20">
            <text:p>로비에 함께 있는 유저 간의 채팅을 할 수 있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19</text:p>
          </table:table-cell>
          <table:table-cell office:value-type="string" table:number-columns-spanned="1" table:number-rows-spanned="7" table:style-name="ce25">
            <text:p>내 정보 보기</text:p>
          </table:table-cell>
          <table:table-cell office:value-type="string" table:style-name="ce20">
            <text:p>자신의 전적을 확인 할 수 있다(승/패, 승률)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20</text:p>
          </table:table-cell>
          <table:covered-table-cell/>
          <table:table-cell office:value-type="string" table:style-name="ce20">
            <text:p>자신의 캐릭터가 존재한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21</text:p>
          </table:table-cell>
          <table:covered-table-cell/>
          <table:table-cell office:value-type="string" table:style-name="ce20">
            <text:p>캐릭터 닉네임 지정할 수 있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22</text:p>
          </table:table-cell>
          <table:covered-table-cell/>
          <table:table-cell office:value-type="string" table:style-name="ce20">
            <text:p>캐릭터 레벨이 존재한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23</text:p>
          </table:table-cell>
          <table:covered-table-cell/>
          <table:table-cell office:value-type="string" table:style-name="ce20">
            <text:p>경험치를 통해 레벨 업이 가능하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24</text:p>
          </table:table-cell>
          <table:covered-table-cell/>
          <table:table-cell office:value-type="string" table:style-name="ce20">
            <text:p>게임 머니가 존재한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25</text:p>
          </table:table-cell>
          <table:covered-table-cell/>
          <table:table-cell office:value-type="string" table:style-name="ce20">
            <text:p>자기소개글 작성이 가능하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26</text:p>
          </table:table-cell>
          <table:table-cell office:value-type="string" table:number-columns-spanned="1" table:number-rows-spanned="6" table:style-name="ce25">
            <text:p>게임 시작 대기방</text:p>
          </table:table-cell>
          <table:table-cell office:value-type="string" table:style-name="ce20">
            <text:p>게임 방에 접속한 모든 플레이어들이 레디를 눌러야 게임 시작이 가능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27</text:p>
          </table:table-cell>
          <table:covered-table-cell/>
          <table:table-cell office:value-type="string" table:style-name="ce20">
            <text:p>대기실에 있는 유저나 친구로 등록된 유저를 초대할 수 있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28</text:p>
          </table:table-cell>
          <table:covered-table-cell/>
          <table:table-cell office:value-type="string" table:style-name="ce20">
            <text:p>게임 방 반장은 방을 재설정 할 수 있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29</text:p>
          </table:table-cell>
          <table:covered-table-cell/>
          <table:table-cell office:value-type="string" table:style-name="ce20">
            <text:p>게임 시작 전에 채팅이 가능하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22">
          <table:covered-table-cell/>
          <table:table-cell office:value-type="string" table:style-name="ce17">
            <text:p>RM-A02-030</text:p>
          </table:table-cell>
          <table:covered-table-cell/>
          <table:table-cell office:value-type="string" table:style-name="ce19">
            <text:p>게임 대기방 전체인원 중 1 명이 1분간 레디를 하지 않았을 시</text:p>
            <text:p>자동 퇴장 처리가 된다.게임 대기방 전체인원 중 1 명이 1분간 레디를 하지 않았을 시</text:p>
            <text:p>자동 퇴장 처리가 된다.게임 대기방 전체인원 중 1 명이 1분간 레디를 하지 않았을 시</text:p>
            <text:p>자동 퇴장 처리가 된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31</text:p>
          </table:table-cell>
          <table:covered-table-cell/>
          <table:table-cell office:value-type="string" table:style-name="ce20">
            <text:p>비 매너 유저를 강제퇴장 시키기 위한 투표가 존재한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32</text:p>
          </table:table-cell>
          <table:table-cell office:value-type="string" table:number-columns-spanned="1" table:number-rows-spanned="6" table:style-name="ce25">
            <text:p>게임 시작</text:p>
          </table:table-cell>
          <table:table-cell office:value-type="string" table:style-name="ce20">
            <text:p>게임 시작 후엔 채팅이 불가능하고 오로지 정답만 입력할 수 있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33</text:p>
          </table:table-cell>
          <table:covered-table-cell/>
          <table:table-cell office:value-type="string" table:style-name="ce20">
            <text:p>게임이 시작 되면 라운드 수 만큼의 제시어가 주어진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34</text:p>
          </table:table-cell>
          <table:covered-table-cell/>
          <table:table-cell office:value-type="string" table:style-name="ce20">
            <text:p>한 라운드 당 방 설정에 따른 시간이 존재한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35</text:p>
          </table:table-cell>
          <table:covered-table-cell/>
          <table:table-cell office:value-type="string" table:style-name="ce20">
            <text:p>각 한 턴마다 입력 제한 시간이 존재한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36</text:p>
          </table:table-cell>
          <table:covered-table-cell/>
          <table:table-cell office:value-type="string" table:style-name="ce20">
            <text:p>한 라운드 당 중복 단어를 말할 수 없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18">
          <table:covered-table-cell/>
          <table:table-cell office:value-type="string" table:style-name="ce17">
            <text:p>RM-A02-037</text:p>
          </table:table-cell>
          <table:covered-table-cell/>
          <table:table-cell office:value-type="string" table:style-name="ce19">
            <text:p>유저가 제한 시간 안에 단어를 통과했을 경우 점수를 득점한다.</text:p>
            <text:p>(득점 점수는 상황에 따라 다르다)유저가 제한 시간 안에 단어를 통과했을 경우 점수를 득점한다.</text:p>
            <text:p>(득점 점수는 상황에 따라 다르다)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38</text:p>
          </table:table-cell>
          <table:table-cell office:value-type="string" table:number-columns-spanned="1" table:number-rows-spanned="3" table:style-name="ce25">
            <text:p>게임 종료</text:p>
          </table:table-cell>
          <table:table-cell office:value-type="string" table:style-name="ce20">
            <text:p>유저가 얻은 총 점수를 집계한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39</text:p>
          </table:table-cell>
          <table:covered-table-cell/>
          <table:table-cell office:value-type="string" table:style-name="ce20">
            <text:p>점수 집계에 따른 순위를 보여준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40</text:p>
          </table:table-cell>
          <table:covered-table-cell/>
          <table:table-cell office:value-type="string" table:style-name="ce20">
            <text:p>점수에 따른 경험치와 게임머니를 얻는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41</text:p>
          </table:table-cell>
          <table:table-cell office:value-type="string" table:number-columns-spanned="1" table:number-rows-spanned="4" table:style-name="ce25">
            <text:p>상점</text:p>
          </table:table-cell>
          <table:table-cell office:value-type="string" table:style-name="ce20">
            <text:p>게임 머니를 통해 캐릭터 부위별 치장 아이템을 살 수 있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42</text:p>
          </table:table-cell>
          <table:covered-table-cell/>
          <table:table-cell office:value-type="string" table:style-name="ce20">
            <text:p>게임 내에서 사용할 수 있는 아이템을 살 수 있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43</text:p>
          </table:table-cell>
          <table:covered-table-cell/>
          <table:table-cell office:value-type="string" table:style-name="ce20">
            <text:p>게임 아이템 추가</text:p>
          </table:table-cell>
          <table:table-cell office:value-type="string" table:style-name="ce17">
            <text:p>기능</text:p>
          </table:table-cell>
          <table:table-cell table:style-name="ce17"/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44</text:p>
          </table:table-cell>
          <table:covered-table-cell/>
          <table:table-cell office:value-type="string" table:style-name="ce20">
            <text:p>게임 아이템 삭제</text:p>
          </table:table-cell>
          <table:table-cell office:value-type="string" table:style-name="ce17">
            <text:p>기능</text:p>
          </table:table-cell>
          <table:table-cell table:style-name="ce17"/>
          <table:table-cell office:value-type="string" table:style-name="ce17">
            <text:p>O</text:p>
          </table:table-cell>
          <table:table-cell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45</text:p>
          </table:table-cell>
          <table:table-cell office:value-type="string" table:style-name="ce17">
            <text:p>인벤토리</text:p>
          </table:table-cell>
          <table:table-cell office:value-type="string" table:style-name="ce20">
            <text:p>상점에서 구입한 아이템을 저장 할 인벤토리가 있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46</text:p>
          </table:table-cell>
          <table:table-cell office:value-type="string" table:number-columns-spanned="1" table:number-rows-spanned="4" table:style-name="ce25">
            <text:p>랭킹 &amp; 전적</text:p>
          </table:table-cell>
          <table:table-cell office:value-type="string" table:style-name="ce20">
            <text:p>총 경험치 별 랭킹이 존재한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47</text:p>
          </table:table-cell>
          <table:covered-table-cell/>
          <table:table-cell office:value-type="string" table:style-name="ce20">
            <text:p>친구 추가한 유저 간의 랭킹을 볼 수 있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48</text:p>
          </table:table-cell>
          <table:covered-table-cell/>
          <table:table-cell office:value-type="string" table:style-name="ce20">
            <text:p>전적 검색을 통해 해당 유저의 전적과 순위를 볼 수 있다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5">
          <table:covered-table-cell/>
          <table:table-cell office:value-type="string" table:style-name="ce17">
            <text:p>RM-A02-049</text:p>
          </table:table-cell>
          <table:covered-table-cell/>
          <table:table-cell office:value-type="string" table:style-name="ce20">
            <text:p>상세전적보기를 통해 유저의 랭킹&amp;전적을 볼 수 있다.</text:p>
          </table:table-cell>
          <table:table-cell office:value-type="string" table:style-name="ce17">
            <text:p>기능</text:p>
          </table:table-cell>
          <table:table-cell office:value-type="string" table:style-name="ce17">
            <text:p>O</text:p>
          </table:table-cell>
          <table:table-cell table:number-columns-repeated="2" table:style-name="ce17"/>
          <table:table-cell table:style-name="ce14"/>
          <table:table-cell table:number-columns-repeated="16375"/>
        </table:table-row>
        <table:table-row table:style-name="ro23">
          <table:table-cell table:style-name="ce23"/>
          <table:table-cell table:number-columns-repeated="7" table:style-name="ce24"/>
          <table:table-cell table:number-columns-repeated="248" table:style-name="ce2"/>
          <table:table-cell table:number-columns-repeated="16128"/>
        </table:table-row>
        <table:table-row table:number-rows-repeated="3" table:style-name="ro23">
          <table:table-cell table:style-name="ce14"/>
          <table:table-cell table:number-columns-repeated="255" table:style-name="ce2"/>
          <table:table-cell table:number-columns-repeated="16128"/>
        </table:table-row>
        <table:table-row table:number-rows-repeated="65532" table:style-name="ro23">
          <table:table-cell table:number-columns-repeated="16384"/>
        </table:table-row>
        <table:table-row table:number-rows-repeated="982948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  <style:font-face style:name="한컴바탕" svg:font-family="한컴바탕"/>
    <style:font-face style:name="바탕체" svg:font-family="바탕체"/>
    <style:font-face style:name="Arial1" svg:font-family="Arial1"/>
    <style:font-face style:name="굴림체" svg:font-family="굴림체"/>
    <style:font-face style:name="굴림" svg:font-family="굴림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year number:style="long"/>
      <number:text>년</number:text>
      <number:month/>
      <number:text>월</number:text>
      <number:day/>
      <number:text>일</number:text>
    </number:date-style>
    <number:currency-style style:name="N37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37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37P0"/>
    </number:currency-style>
    <style:style style:name="_a____f_e_f_TEST__" style:family="table-cell" style:data-style-name="N0">
      <style:table-cell-properties style:vertical-align="automatic" fo:background-color="transparent"/>
      <style:text-properties style:font-name="한컴바탕" style:font-name-asian="한컴바탕" style:font-name-complex="한컴바탕" fo:font-size="12pt" style:font-size-asian="12pt" style:font-size-complex="12pt"/>
    </style:style>
    <style:style style:name="_f_dimensions____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/>
    </style:style>
    <style:style style:name="_f__50641__49472__47928__49436__54364__51456__f__50577__49885____49464__47196___" style:display-name="_f_엑셀문서표준_f_양식__세로__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/>
    </style:style>
    <style:style style:name="_f__50836__44396__49324__54637__52628__51201__47588__53944__47533__49828___CS___f__48372__44592_" style:display-name="_f_요구사항추적매트릭스__CS___f_보기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/>
    </style:style>
    <style:style style:name="_f__50836__44396__49324__54637__52628__51201__54364____50937____f__50577__49885_" style:display-name="_f_요구사항추적표__웹___f_양식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_f__50896__44032__48516__49437__54364_" style:display-name="_f_원가분석표" style:family="table-cell" style:data-style-name="N0">
      <style:table-cell-properties style:vertical-align="automatic" fo:background-color="transparent"/>
      <style:text-properties style:font-name="굴림체" style:font-name-asian="굴림체" style:font-name-complex="굴림체"/>
    </style:style>
    <style:style style:name="_f__53685__54633__53580__49828__53944__48716__46300__47785__47197_" style:display-name="_f_통합테스트빌드목록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/>
    </style:style>
    <style:style style:name="_f__54924__51032__47197__44288__47532__45824__51109__f____50629__47924__50689__50669__47749_" style:display-name="_f_회의록관리대장_f___업무영역명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AeE_ad____b__d__f_AMT__" style:family="table-cell" style:data-style-name="N0">
      <style:table-cell-properties style:vertical-align="automatic" fo:background-color="transparent"/>
      <style:text-properties style:font-name="한컴바탕" style:font-name-asian="한컴바탕" style:font-name-complex="한컴바탕" fo:font-size="12pt" style:font-size-asian="12pt" style:font-size-complex="12pt"/>
    </style:style>
    <style:style style:name="ALIGNMENT" style:family="table-cell" style:data-style-name="N0">
      <style:table-cell-properties fo:border="thin solid #000000" style:vertical-align="automatic" fo:background-color="transparent"/>
      <style:text-properties style:font-name="한컴바탕" style:font-name-asian="한컴바탕" style:font-name-complex="한컴바탕"/>
    </style:style>
    <style:style style:name="A_222__b__b____b__d__f_AN_b_y______" style:display-name="AÞ_b__b____b__d__f_AN_b_y______" style:family="table-cell" style:data-style-name="N0">
      <style:table-cell-properties fo:border="thin solid #000000" style:vertical-align="automatic" fo:background-color="transparent"/>
      <style:text-properties style:font-name="한컴바탕" style:font-name-asian="한컴바탕" style:font-name-complex="한컴바탕" fo:font-size="12pt" style:font-size-asian="12pt" style:font-size-complex="12pt"/>
    </style:style>
    <style:style style:name="C_ffe_A_216__f__b_c_be__f__ba_I_ba__b___AN_b_e__" style:display-name="C_ffe_AØ_f__b_c_be__f__ba_I_ba__b___AN_b_e__" style:family="table-cell" style:data-style-name="N0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한컴바탕" style:font-name-asian="한컴바탕" style:font-name-complex="한컴바탕" fo:font-size="12pt" style:font-size-asian="12pt" style:font-size-complex="12pt"/>
    </style:style>
    <style:style style:name="category" style:family="table-cell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style:font-name="한컴바탕" style:font-name-asian="한컴바탕" style:font-name-complex="한컴바탕" fo:font-weight="bold" style:font-weight-asian="bold" style:font-weight-complex="bold"/>
    </style:style>
    <style:style style:name="Comma___b__d__f___SG__A__Bridge__" style:family="table-cell" style:data-style-name="N0">
      <style:table-cell-properties fo:border="thin solid #000000" style:vertical-align="automatic" fo:background-color="transparent"/>
      <style:text-properties style:font-name="Arial1" style:font-name-asian="Arial1" style:font-name-complex="Arial1"/>
    </style:style>
    <style:style style:name="Curren_f____54272____f_" style:display-name="Curren_f___퐀___f_" style:family="table-cell" style:data-style-name="N0">
      <style:table-cell-properties fo:border="thin solid #000000" style:vertical-align="automatic" fo:background-color="transparent"/>
      <style:text-properties style:font-name="굴림체" style:font-name-asian="굴림체" style:font-name-complex="굴림체"/>
    </style:style>
    <style:style style:name="Currency" style:family="table-cell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fo:font-size="11pt" style:font-size-asian="11pt" style:font-size-complex="11pt"/>
    </style:style>
    <style:style style:name="Dollar____zero__dec__" style:family="table-cell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fo:font-size="11pt" style:font-size-asian="11pt" style:font-size-complex="11pt"/>
    </style:style>
    <style:style style:name="Grey" style:family="table-cell" style:data-style-name="N0">
      <style:table-cell-properties fo:border-top="thin solid #000000" fo:border-bottom="thin solid #000000" fo:border-left="none" fo:border-right="thin solid #000000" style:vertical-align="automatic" fo:background-color="#FFFFFF"/>
      <style:text-properties style:font-name="Arial1" style:font-name-asian="Arial1" style:font-name-complex="Arial1" fo:font-size="8pt" style:font-size-asian="8pt" style:font-size-complex="8pt"/>
    </style:style>
    <style:style style:name="Header" style:family="table-cell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한컴바탕" style:font-name-asian="한컴바탕" style:font-name-complex="한컴바탕" fo:font-size="12pt" style:font-size-asian="12pt" style:font-size-complex="12pt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_f_NEGS" style:family="table-cell" style:data-style-name="N0">
      <style:table-cell-properties fo:border="thin solid #000000" style:vertical-align="automatic" fo:background-color="transparent"/>
      <style:text-properties fo:color="#0000FF" style:font-name="한컴바탕" style:font-name-asian="한컴바탕" style:font-name-complex="한컴바탕" style:text-underline-style="solid" style:text-underline-type="single"/>
    </style:style>
    <style:style style:name="Input___b_yellow_d_" style:family="table-cell" style:data-style-name="N0">
      <style:table-cell-properties style:vertical-align="automatic" fo:background-color="#FFFFFF"/>
      <style:text-properties style:font-name="Arial1" style:font-name-asian="Arial1" style:font-name-complex="Arial1" fo:font-size="8pt" style:font-size-asian="8pt" style:font-size-complex="8pt"/>
    </style:style>
    <style:style style:name="Model" style:family="table-cell" style:data-style-name="N0">
      <style:table-cell-properties fo:border="thin solid #000000" style:vertical-align="automatic" fo:background-color="transparent"/>
      <style:text-properties style:font-name="한컴바탕" style:font-name-asian="한컴바탕" style:font-name-complex="한컴바탕" fo:font-size="11pt" style:font-size-asian="11pt" style:font-size-complex="11pt" fo:font-weight="bold" style:font-weight-asian="bold" style:font-weight-complex="bold"/>
    </style:style>
    <style:style style:name="Normal____Style" style:family="table-cell" style:data-style-name="N0">
      <style:table-cell-properties fo:border="thin solid #000000" style:vertical-align="automatic" fo:background-color="transparent"/>
      <style:text-properties fo:font-size="11pt" style:font-size-asian="11pt" style:font-size-complex="11pt"/>
    </style:style>
    <style:style style:name="Percent___b__d_" style:family="table-cell" style:data-style-name="N0">
      <style:table-cell-properties fo:border-top="none" fo:border-bottom="none" fo:border-left="thin solid #000000" fo:border-right="none" style:vertical-align="automatic" fo:background-color="transparent"/>
      <style:text-properties style:font-name="Arial1" style:font-name-asian="Arial1" style:font-name-complex="Arial1"/>
    </style:style>
    <style:style style:name="Result" style:family="table-cell" style:data-style-name="N0">
      <style:table-cell-properties style:vertical-align="automatic" fo:background-color="transparent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ubhead" style:family="table-cell" style:data-style-name="N0">
      <style:table-cell-properties fo:border="thin solid #000000" style:vertical-align="automatic" fo:background-color="transparent"/>
      <style:text-properties style:font-name="한컴바탕" style:font-name-asian="한컴바탕" style:font-name-complex="한컴바탕" fo:font-size="11pt" style:font-size-asian="11pt" style:font-size-complex="11pt" fo:font-weight="bold" style:font-weight-asian="bold" style:font-weight-complex="bold"/>
    </style:style>
    <style:style style:name="_46655__46566__47643__44511____b__d__f_PRODUCT__DETAIL__Q" style:display-name="똿뗦먛귟___b__d__f_PRODUCT__DETAIL__Q" style:family="table-cell" style:data-style-name="N0">
      <style:table-cell-properties fo:border-top="none" fo:border-bottom="none" fo:border-left="thin solid #000000" fo:border-right="thin solid #000000" style:vertical-align="automatic" fo:background-color="transparent"/>
      <style:text-properties style:font-name="한컴바탕" style:font-name-asian="한컴바탕" style:font-name-complex="한컴바탕" fo:font-size="14pt" style:font-size-asian="14pt" style:font-size-complex="14pt"/>
    </style:style>
    <style:style style:name="_48069__46110____b__d__f_PRODUCT__DETAIL__Q" style:display-name="믅됞___b__d__f_PRODUCT__DETAIL__Q" style:family="table-cell" style:data-style-name="N0">
      <style:table-cell-properties fo:border="thin solid #000000" style:vertical-align="automatic" fo:background-color="transparent"/>
      <style:text-properties style:font-name="한컴바탕" style:font-name-asian="한컴바탕" style:font-name-complex="한컴바탕" fo:font-size="14pt" style:font-size-asian="14pt" style:font-size-complex="14pt"/>
    </style:style>
    <style:style style:name="_48621__f__f_BOOKSHIP" style:display-name="뷭_f__f_BOOKSHIP" style:family="table-cell" style:data-style-name="N0">
      <style:table-cell-properties fo:border="thin solid #000000" style:vertical-align="automatic" fo:background-color="transparent"/>
      <style:text-properties style:font-name="한컴바탕" style:font-name-asian="한컴바탕" style:font-name-complex="한컴바탕" fo:font-size="12pt" style:font-size-asian="12pt" style:font-size-complex="12pt"/>
    </style:style>
    <style:style style:name="_49828__53440__51068___" style:display-name="스타일__" style:family="table-cell" style:data-style-name="N0">
      <style:table-cell-properties fo:border="thin solid #000000" style:vertical-align="automatic" fo:background-color="transparent"/>
      <style:text-properties style:font-name="Arial1" style:font-name-asian="Arial1" style:font-name-complex="Arial1"/>
    </style:style>
    <style:style style:name="_53092__47560____b__d__f____44204__51201__44592__51456___FLOW__" style:display-name="콤마___b__d__f___견적기준__FLOW__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돋움" style:font-name-asian="돋움" style:font-name-complex="돋움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5354330708661in" fo:margin-left="0.748031496062992in" fo:margin-right="0.748031496062992in" style:print-orientation="portrait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HeeSu</dc:creator>
    <meta:creation-date>2021-02-18T23:49:44Z</meta:creation-date>
    <dc:date>2021-02-20T04:47:44Z</dc:date>
    <meta:editing-cycles>11</meta:editing-cycles>
    <meta:editing-duration>PT24536S</meta:editing-duration>
  </office:meta>
</office:document-meta>
</file>